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tate_name</text:p>
          </table:table-cell>
          <table:table-cell office:value-type="string" calcext:value-type="string">
            <text:p>Unique-ID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2">
          <table:table-cell office:value-type="string" calcext:value-type="string">
            <text:p>Andaman &amp; Nicobar Is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aman &amp; Nicobar Islands</text:p>
          </table:table-cell>
          <table:table-cell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hra Pradesh</text:p>
          </table:table-cell>
          <table:table-cell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unachal Pradesh</text:p>
          </table:table-cell>
          <table:table-cell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am</text:p>
          </table:table-cell>
          <table:table-cell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har</text:p>
          </table:table-cell>
          <table:table-cell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ndigarh</text:p>
          </table:table-cell>
          <table:table-cell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hattisgarh</text:p>
          </table:table-cell>
          <table:table-cell/>
        </table:table-row>
        <table:table-row table:style-name="ro1">
          <table:table-cell office:value-type="string" calcext:value-type="string">
            <text:p>DNH at Silva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dra &amp; Nagar Haveli</text:p>
          </table:table-cell>
          <table:table-cell/>
        </table:table-row>
        <table:table-row table:style-name="ro1">
          <table:table-cell office:value-type="string" calcext:value-type="string">
            <text:p>Diu and Da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man &amp; Diu</text:p>
          </table:table-cell>
          <table:table-cell/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hi</text:p>
          </table:table-cell>
          <table:table-cell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a</text:p>
          </table:table-cell>
          <table:table-cell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jarat</text:p>
          </table:table-cell>
          <table:table-cell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ryana</text:p>
          </table:table-cell>
          <table:table-cell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machal Pradesh</text:p>
          </table:table-cell>
          <table:table-cell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mmu &amp; Kashmir</text:p>
          </table:table-cell>
          <table:table-cell/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harkhand</text:p>
          </table:table-cell>
          <table:table-cell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rnataka</text:p>
          </table:table-cell>
          <table:table-cell/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ala</text:p>
          </table:table-cell>
          <table:table-cell/>
        </table:table-row>
        <table:table-row table:style-name="ro1">
          <table:table-cell office:value-type="string" calcext:value-type="string">
            <text:p>Ladak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dak</text:p>
          </table:table-cell>
          <table:table-cell/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kshadweep</text:p>
          </table:table-cell>
          <table:table-cell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dhya Pradesh</text:p>
          </table:table-cell>
          <table:table-cell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harashtra</text:p>
          </table:table-cell>
          <table:table-cell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nipur</text:p>
          </table:table-cell>
          <table:table-cell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ghalaya</text:p>
          </table:table-cell>
          <table:table-cell/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zoram</text:p>
          </table:table-cell>
          <table:table-cell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galand</text:p>
          </table:table-cell>
          <table:table-cell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disha</text:p>
          </table:table-cell>
          <table:table-cell/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uducherry</text:p>
          </table:table-cell>
          <table:table-cell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njab</text:p>
          </table:table-cell>
          <table:table-cell/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jasthan</text:p>
          </table:table-cell>
          <table:table-cell/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kkim</text:p>
          </table:table-cell>
          <table:table-cell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mil Nadu</text:p>
          </table:table-cell>
          <table:table-cell/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langana</text:p>
          </table:table-cell>
          <table:table-cell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ipura</text:p>
          </table:table-cell>
          <table:table-cell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ttar Pradesh</text:p>
          </table:table-cell>
          <table:table-cell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ttarakhand</text:p>
          </table:table-cell>
          <table:table-cell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st Beng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0:44:52.759322523</meta:creation-date>
    <dc:date>2023-01-13T20:49:09.744056381</dc:date>
    <meta:editing-duration>PT4M21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